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able-cell-properties fo:wrap-option="wrap" style:vertical-align="middle"/>
    </style:style>
    <style:style style:name="ce3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0" table:default-cell-style-name="ce2"/>
        <table:table-column table:style-name="co8" table:number-columns-repeated="998" table:default-cell-style-name="ce2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</text:p>
          </table:table-cell>
          <table:table-cell office:value-type="string">
            <text:p>Google se base en premier lieu sur le titre pour faire remonter les recherches des utilisateurs</text:p>
          </table:table-cell>
          <table:table-cell office:value-type="string">
            <text:p>Mettre des titres accrocheurs</text:p>
          </table:table-cell>
          <table:table-cell office:value-type="string">
            <text:p>mettre des titres</text:p>
          </table:table-cell>
          <table:table-cell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Mots-clés cachés dans plusieurs endroits + problème dans la méta</text:p>
          </table:table-cell>
          <table:table-cell office:value-type="string">
            <text:p>Risque de se faire blacklister par google et ne plus apparaître dans le moteur de recherche</text:p>
          </table:table-cell>
          <table:table-cell office:value-type="string">
            <text:p>Les mots-clés doivent être choisis en fonction de leurs pertinences (activité de la société, intention, localisation, ...)</text:p>
          </table:table-cell>
          <table:table-cell office:value-type="string">
            <text:p>Mettre des mots-clés pertinents dans la méta, et en plus, en rajouter dans le texte entourés de balise &lt;em&gt; ou &lt;strong&gt;</text:p>
          </table:table-cell>
          <table:table-cell office:value-type="string">
            <text:p>https://essormedia.fr/balise-strong-em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ALT</text:p>
          </table:table-cell>
          <table:table-cell office:value-type="string">
            <text:p>Google favorise les sites accessibles aux malvoyants, la balise ALT sert à décrire l'image</text:p>
          </table:table-cell>
          <table:table-cell office:value-type="string">
            <text:p>Ne pas mettre des mots-clés cachés derrière une image</text:p>
          </table:table-cell>
          <table:table-cell office:value-type="string">
            <text:p>décrire l'image affichée avec ALT</text:p>
          </table:table-cell>
          <table:table-cell office:value-type="string">
            <text:p>https://www.reussir-mon-ecommerce.fr/balise-alt/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pas de langue dans le head</text:p>
          </table:table-cell>
          <table:table-cell office:value-type="string">
            <text:p>Le navigateur ne sait pas dans quel langue est le site</text:p>
          </table:table-cell>
          <table:table-cell office:value-type="string">
            <text:p>Préciser la langue</text:p>
          </table:table-cell>
          <table:table-cell office:value-type="string">
            <text:p>Renseigner le champ 'lang' dans la partie HTML du code, il suffit de mettre 'fr' pour le français, et 'en' pour l'anglais</text:p>
          </table:table-cell>
          <table:table-cell office:value-type="string">
            <text:p>https://www.w3.org/International/questions/qa-html-language-declarations.fr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responsive</text:p>
          </table:table-cell>
          <table:table-cell office:value-type="string">
            <text:p>Dépassement et perte de données sur mobile, google index les sites responsive</text:p>
          </table:table-cell>
          <table:table-cell office:value-type="string">
            <text:p>Mettre du responsive </text:p>
          </table:table-cell>
          <table:table-cell office:value-type="string">
            <text:p>penser mobile first, il y a beaucoup plus de recherche sur mobile que desk</text:p>
          </table:table-cell>
          <table:table-cell office:value-type="string">
            <text:p>https://www.codeyourlife.fr/le-responsive-en-html-css/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Taille des images trop volumineuse</text:p>
          </table:table-cell>
          <table:table-cell office:value-type="string">
            <text:p>Le navigateur prend beaucoup de temps à télécharger les images</text:p>
          </table:table-cell>
          <table:table-cell office:value-type="string">
            <text:p>minimiser la taille des images</text:p>
          </table:table-cell>
          <table:table-cell office:value-type="string">
            <text:p>Uniformiser le format des images, et les adapter au responsive, jpeg, png</text:p>
          </table:table-cell>
          <table:table-cell office:value-type="string">
            <text:p>https://www.codeur.com/blog/10-techniques-pour-reduire-le-poids-de-vos-images/</text:p>
          </table:table-cell>
          <table:table-cell table:number-columns-repeated="1018"/>
        </table:table-row>
        <table:table-row table:style-name="ro4">
          <table:table-cell office:value-type="string">
            <text:p>SEO</text:p>
          </table:table-cell>
          <table:table-cell office:value-type="string">
            <text:p>Dans le footer, liens spammy (toxique)</text:p>
          </table:table-cell>
          <table:table-cell office:value-type="string">
            <text:p>Risque de se faire référencer</text:p>
          </table:table-cell>
          <table:table-cell office:value-type="string">
            <text:p>Privilégier les liens de réseaux sociaux (FB, twitter, ...) et des partenaires pertinents et connus (trustpilot, pages jaune)</text:p>
          </table:table-cell>
          <table:table-cell office:value-type="string">
            <text:p>Supprimer les liens non pertinents</text:p>
          </table:table-cell>
          <table:table-cell office:value-type="string">
            <text:p>https://www.semjuice.com/blog/liens-toxiques-spammy-comment-reconnaitre-comment-y-m43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balises vide et sémantique absent </text:p>
          </table:table-cell>
          <table:table-cell office:value-type="string">
            <text:p>Les balises sémantique indiquent au navigateur comment afficher le contenu d'une page web</text:p>
          </table:table-cell>
          <table:table-cell office:value-type="string">
            <text:p>Ne pas encombrer son code inutilement et hiérarchiser son code</text:p>
          </table:table-cell>
          <table:table-cell office:value-type="string">
            <text:p>mettre du sémantique, et des balises cohérentes</text:p>
          </table:table-cell>
          <table:table-cell office:value-type="string">
            <text:p>https://ronan-hello.fr/series/html/balises-semantiques-html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Du texte sous forme d'image</text:p>
          </table:table-cell>
          <table:table-cell office:value-type="string">
            <text:p>Le texte s'adapte plus facilement au responsive, et nous perdons l'occasion de mettre des mots-clés</text:p>
          </table:table-cell>
          <table:table-cell office:value-type="string">
            <text:p>Ajouter du texte et non des images</text:p>
          </table:table-cell>
          <table:table-cell office:value-type="string">
            <text:p>Supprimer les images et les remplacer par du contenu, incluant des mots-clés</text:p>
          </table:table-cell>
          <table:table-cell table:number-columns-repeated="1019"/>
        </table:table-row>
        <table:table-row table:style-name="ro5">
          <table:table-cell office:value-type="string">
            <text:p>SEO</text:p>
          </table:table-cell>
          <table:table-cell office:value-type="string">
            <text:p>Pas de description dans la méta</text:p>
          </table:table-cell>
          <table:table-cell office:value-type="string">
            <text:p>Google se base également sur la description</text:p>
          </table:table-cell>
          <table:table-cell office:value-type="string">
            <text:p>Mettre des mots-clés dans sa description</text:p>
          </table:table-cell>
          <table:table-cell office:value-type="string">
            <text:p>ajout meta name='description'</text:p>
          </table:table-cell>
          <table:table-cell office:value-type="string">
            <text:p>https://www.oberlo.fr/blog/meta-description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6" table:number-rows-repeated="985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8000" number:language="fr" number:country="BE">
      <number:number number:min-integer-digits="1"/>
    </number:number-style>
    <number:number-style style:name="N8107P0" style:volatile="true" number:language="fr" number:country="BE">
      <number:number number:decimal-places="0" number:min-integer-digits="1" number:grouping="true"/>
      <number:text> €</number:text>
    </number:number-style>
    <number:number-style style:name="N810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BE">
      <number:number number:decimal-places="0" number:min-integer-digits="1" number:grouping="true"/>
      <number:text> €</number:text>
    </number:number-style>
    <number:number-style style:name="N810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BE">
      <number:number number:decimal-places="2" number:min-integer-digits="1" number:grouping="true"/>
      <number:text> €</number:text>
    </number:number-style>
    <number:number-style style:name="N8110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BE">
      <number:number number:decimal-places="2" number:min-integer-digits="1" number:grouping="true"/>
      <number:text> €</number:text>
    </number:number-style>
    <number:number-style style:name="N8111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BE">
      <number:day/>
      <number:text>/</number:text>
      <number:month number:style="long"/>
      <number:text>/</number:text>
      <number:year number:style="long"/>
    </number:date-style>
    <number:date-style style:name="N8113" number:language="fr" number:country="BE">
      <number:day/>
      <number:text>-</number:text>
      <number:month number:textual="true"/>
      <number:text>-</number:text>
      <number:year/>
    </number:date-style>
    <number:date-style style:name="N8114" number:language="fr" number:country="BE">
      <number:day/>
      <number:text>-</number:text>
      <number:month number:textual="true"/>
    </number:date-style>
    <number:date-style style:name="N8115" number:language="fr" number:country="BE">
      <number:month number:textual="true"/>
      <number:text>-</number:text>
      <number:year/>
    </number:date-style>
    <number:time-style style:name="N8116" number:language="fr" number:country="BE">
      <number:hours/>
      <number:text>:</number:text>
      <number:minutes number:style="long"/>
      <number:text> </number:text>
      <number:am-pm/>
    </number:time-style>
    <number:time-style style:name="N8117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fr" number:country="BE">
      <number:hours/>
      <number:text>:</number:text>
      <number:minutes number:style="long"/>
    </number:time-style>
    <number:time-style style:name="N8119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8120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fr" number:country="BE">
      <number:number number:decimal-places="0" number:min-integer-digits="1" number:grouping="true"/>
      <number:text>   </number:text>
    </number:number-style>
    <number:number-style style:name="N8122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BE">
      <number:number number:decimal-places="0" number:min-integer-digits="1" number:grouping="true"/>
      <number:text>   </number:text>
    </number:number-style>
    <number:number-style style:name="N8123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5P0" style:volatile="true" number:language="fr" number:country="BE">
      <number:number number:decimal-places="2" number:min-integer-digits="1" number:grouping="true"/>
      <number:text>   </number:text>
    </number:number-style>
    <number:number-style style:name="N8125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fr" number:country="BE">
      <number:number number:decimal-places="2" number:min-integer-digits="1" number:grouping="true"/>
      <number:text>   </number:text>
    </number:number-style>
    <number:number-style style:name="N8126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30P0" style:volatile="true" number:language="fr" number:country="BE">
      <number:number number:decimal-places="0" number:min-integer-digits="1" number:grouping="true"/>
      <number:text>    </number:text>
    </number:number-style>
    <number:number-style style:name="N8130P1" style:volatile="true" number:language="fr" number:country="BE">
      <number:text>-</number:text>
      <number:number number:decimal-places="0" number:min-integer-digits="1" number:grouping="true"/>
      <number:text>    </number:text>
    </number:number-style>
    <number:number-style style:name="N8130P2" style:volatile="true" number:language="fr" number:country="BE">
      <number:text> -    </number:text>
    </number:number-style>
    <number:text-style style:name="N8130" number:language="fr" number:country="BE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BE">
      <number:number number:decimal-places="0" number:min-integer-digits="1" number:grouping="true"/>
      <number:text> € </number:text>
    </number:number-style>
    <number:number-style style:name="N8134P1" style:volatile="true" number:language="fr" number:country="BE">
      <number:text>-</number:text>
      <number:number number:decimal-places="0" number:min-integer-digits="1" number:grouping="true"/>
      <number:text> € </number:text>
    </number:number-style>
    <number:number-style style:name="N8134P2" style:volatile="true" number:language="fr" number:country="BE">
      <number:text> - € </number:text>
    </number:number-style>
    <number:text-style style:name="N8134" number:language="fr" number:country="BE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BE">
      <number:number number:decimal-places="2" number:min-integer-digits="1" number:grouping="true"/>
      <number:text>    </number:text>
    </number:number-style>
    <number:number-style style:name="N8138P1" style:volatile="true" number:language="fr" number:country="BE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BE">
      <number:text> -</number:text>
      <number:number number:decimal-places="0" number:min-integer-digits="0"/>
      <number:text>    </number:text>
    </number:number-style>
    <number:text-style style:name="N8138" number:language="fr" number:country="BE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fr" number:country="BE">
      <number:number number:decimal-places="2" number:min-integer-digits="1" number:grouping="true"/>
      <number:text> € </number:text>
    </number:number-style>
    <number:number-style style:name="N8142P1" style:volatile="true" number:language="fr" number:country="BE">
      <number:text>-</number:text>
      <number:number number:decimal-places="2" number:min-integer-digits="1" number:grouping="true"/>
      <number:text> € </number:text>
    </number:number-style>
    <number:number-style style:name="N8142P2" style:volatile="true" number:language="fr" number:country="BE">
      <number:text> -</number:text>
      <number:number number:decimal-places="0" number:min-integer-digits="0"/>
      <number:text> € </number:text>
    </number:number-style>
    <number:text-style style:name="N8142" number:language="fr" number:country="BE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fr" number:country="BE">
      <number:minutes number:style="long"/>
      <number:text>:</number:text>
      <number:seconds number:style="long"/>
    </number:time-style>
    <number:time-style style:name="N8144" number:language="fr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fr" number:country="BE">
      <number:minutes number:style="long"/>
      <number:text>:</number:text>
      <number:seconds number:style="long" number:decimal-places="1"/>
    </number:time-style>
    <number:number-style style:name="N8146" number:language="fr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4">14/06/2022</text:date>, <text:time>16:0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4T16:00:27.97</dc:date>
    <meta:generator>OpenOffice/4.0.1$Win32 OpenOffice.org_project/401m5$Build-9714</meta:generator>
    <meta:editing-duration>PT3H28M12S</meta:editing-duration>
    <meta:editing-cycles>4</meta:editing-cycles>
    <meta:document-statistic meta:table-count="1" meta:cell-count="65" meta:object-count="0"/>
  </office:meta>
</office:document-meta>
</file>